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8.625cm"/>
    </style:style>
    <style:style style:name="co3" style:family="table-column">
      <style:table-column-properties fo:break-before="auto" style:column-width="12.938cm"/>
    </style:style>
    <style:style style:name="co4" style:family="table-column">
      <style:table-column-properties fo:break-before="auto" style:column-width="5.556cm"/>
    </style:style>
    <style:style style:name="co5" style:family="table-column">
      <style:table-column-properties fo:break-before="auto" style:column-width="3.387cm"/>
    </style:style>
    <style:style style:name="co6" style:family="table-column">
      <style:table-column-properties fo:break-before="auto" style:column-width="2.408cm"/>
    </style:style>
    <style:style style:name="co7" style:family="table-column">
      <style:table-column-properties fo:break-before="auto" style:column-width="5.50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automatic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7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row table:style-name="ro1">
          <table:table-cell table:style-name="ce2" office:value-type="string" calcext:value-type="string">
            <text:p>Количество устройств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Обозначение</text:p>
          </table:table-cell>
          <table:table-cell table:style-name="ce2" office:value-type="string" calcext:value-type="string">
            <text:p>Партнамбер</text:p>
          </table:table-cell>
          <table:table-cell table:style-name="ce2" office:value-type="string" calcext:value-type="string">
            <text:p>Тип</text:p>
          </table:table-cell>
          <table:table-cell table:style-name="ce2" office:value-type="string" calcext:value-type="string">
            <text:p>Количество на 1 устройство</text:p>
          </table:table-cell>
          <table:table-cell table:style-name="ce2" office:value-type="string" calcext:value-type="string">
            <text:p>Всего в наличии</text:p>
          </table:table-cell>
          <table:table-cell table:style-name="ce2" office:value-type="string" calcext:value-type="string">
            <text:p>Запас</text:p>
          </table:table-cell>
          <table:table-cell table:style-name="ce2" office:value-type="string" calcext:value-type="string">
            <text:p>Примечания</text:p>
          </table:table-cell>
          <table:table-cell table:number-columns-repeated="57"/>
        </table:table-row>
        <table:table-row table:style-name="ro1">
          <table:table-cell table:style-name="ce11" office:value-type="string" calcext:value-type="string" table:number-columns-spanned="6" table:number-rows-spanned="1">
            <text:p>Полностью в наличии</text:p>
          </table:table-cell>
          <table:covered-table-cell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02S43W472KV4E</text:p>
          </table:table-cell>
          <table:table-cell table:style-name="ce3" office:value-type="string" calcext:value-type="string">
            <text:p>Конденсатор 1812 4.7нФ/2кВ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([.E4] - [.B1]*[.D4])"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11, C14, C18</text:p>
          </table:table-cell>
          <table:table-cell office:value-type="string" calcext:value-type="string">
            <text:p>0402B103K500NT</text:p>
          </table:table-cell>
          <table:table-cell table:style-name="ce3" office:value-type="string" calcext:value-type="string">
            <text:p>Конденсатор 0402 10нФ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formula="of:=([.E5] - [.B1]*[.D5])" office:value-type="float" office:value="56" calcext:value-type="float">
            <text:p>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13, C17</text:p>
          </table:table-cell>
          <table:table-cell office:value-type="string" calcext:value-type="string">
            <text:p>CL10A225KP8NNNC</text:p>
          </table:table-cell>
          <table:table-cell table:style-name="ce3" office:value-type="string" calcext:value-type="string">
            <text:p>Конденсатор 0603 2.2мкФ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([.E6] - [.B1]*[.D6])" office:value-type="float" office:value="54" calcext:value-type="float">
            <text:p>5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2, C15</text:p>
          </table:table-cell>
          <table:table-cell office:value-type="string" calcext:value-type="string">
            <text:p>CL10A475KP8NNNC</text:p>
          </table:table-cell>
          <table:table-cell table:style-name="ce3" office:value-type="string" calcext:value-type="string">
            <text:p>Конденсатор 0603 4.7мкФ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([.E7] - [.B1]*[.D7])" office:value-type="float" office:value="54" calcext:value-type="float">
            <text:p>54</text:p>
          </table:table-cell>
          <table:table-cell table:number-columns-repeated="58"/>
        </table:table-row>
        <table:table-row table:style-name="ro2">
          <table:table-cell table:style-name="ce4" office:value-type="string" calcext:value-type="string">
            <text:p>C3, C4, C5, C6, C12, C16, C19, C20, C21, C22, C23, C24, C25, C26, C27, C28, C29, C30, C31, C32, C33, C34, C35, C36, C37</text:p>
          </table:table-cell>
          <table:table-cell table:style-name="ce5" office:value-type="string" calcext:value-type="string">
            <text:p>0402B104K160CT</text:p>
          </table:table-cell>
          <table:table-cell table:style-name="ce5" office:value-type="string" calcext:value-type="string">
            <text:p>Конденсатор 0402 0.1мкФ</text:p>
          </table:table-cell>
          <table:table-cell table:style-name="ce6" office:value-type="float" office:value="25" calcext:value-type="float">
            <text:p>25</text:p>
          </table:table-cell>
          <table:table-cell table:style-name="ce7" office:value-type="float" office:value="2000" calcext:value-type="float">
            <text:p>2000</text:p>
          </table:table-cell>
          <table:table-cell table:formula="of:=([.E8] - [.B1]*[.D8])" office:value-type="float" office:value="800" calcext:value-type="float">
            <text:p>8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GRM188R61A106ME69D</text:p>
          </table:table-cell>
          <table:table-cell table:style-name="ce3" office:value-type="string" calcext:value-type="string">
            <text:p>Конденсатор 0603 10мкФ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E9] - [.B1]*[.D9])"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L10B105KP8NNNC</text:p>
          </table:table-cell>
          <table:table-cell table:style-name="ce3" office:value-type="string" calcext:value-type="string">
            <text:p>Конденсатор 0603 1мкФ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E10] - [.B1]*[.D10])"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9, C10</text:p>
          </table:table-cell>
          <table:table-cell office:value-type="string" calcext:value-type="string">
            <text:p>C1005NP0180KGT</text:p>
          </table:table-cell>
          <table:table-cell table:style-name="ce3" office:value-type="string" calcext:value-type="string">
            <text:p>Конденсатор 0402 18пФ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formula="of:=([.E11] - [.B1]*[.D11])" office:value-type="float" office:value="204" calcext:value-type="float">
            <text:p>2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TJ-L3FYTXHMCYLC2R2G-A5</text:p>
          </table:table-cell>
          <table:table-cell table:style-name="ce8" office:value-type="string" calcext:value-type="string">
            <text:p>Двухцветный светодиод 3мм ОА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([.E12] - [.B1]*[.D12])"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TYPE-C-31-M-12</text:p>
          </table:table-cell>
          <table:table-cell office:value-type="string" calcext:value-type="string">
            <text:p>Разъём USB2.0 Type-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([.E13] - [.B1]*[.D13])"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LS-3</text:p>
          </table:table-cell>
          <table:table-cell office:value-type="string" calcext:value-type="string">
            <text:p>3-х контактная гребёнка 2.54 мм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([.E14] - [.B1]*[.D14])" office:value-type="float" office:value="32" calcext:value-type="float">
            <text:p>32</text:p>
          </table:table-cell>
          <table:table-cell office:value-type="string" calcext:value-type="string">
            <text:p>Отломать от 40-контактной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LS-2</text:p>
          </table:table-cell>
          <table:table-cell office:value-type="string" calcext:value-type="string">
            <text:p>Джампер 2.54 мм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([.E15] - [.B1]*[.D15])" office:value-type="float" office:value="32" calcext:value-type="float">
            <text:p>32</text:p>
          </table:table-cell>
          <table:table-cell office:value-type="string" calcext:value-type="string">
            <text:p>Отломать от 40-контактной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9140</text:p>
          </table:table-cell>
          <table:table-cell office:value-type="string" calcext:value-type="string">
            <text:p>IDC-10R – угловой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([.E16] - [.B1]*[.D16])"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LML2502</text:p>
          </table:table-cell>
          <table:table-cell office:value-type="string" calcext:value-type="string">
            <text:p>N-Ch MOSFE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E17] - [.B1]*[.D17])"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Ch MOSFE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E18] - [.B1]*[.D18])"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206W4J0105T5E</text:p>
          </table:table-cell>
          <table:table-cell office:value-type="string" calcext:value-type="string">
            <text:p>Резистор 1206 1МОм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E19] - [.B1]*[.D19])"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2, R5, R6, R7</text:p>
          </table:table-cell>
          <table:table-cell office:value-type="string" calcext:value-type="string">
            <text:p>0402WGF220JTCE</text:p>
          </table:table-cell>
          <table:table-cell office:value-type="string" calcext:value-type="string">
            <text:p>Резистор 0402 22Ом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formula="of:=([.E20] - [.B1]*[.D20])" office:value-type="float" office:value="108" calcext:value-type="float">
            <text:p>1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3, R4, R9</text:p>
          </table:table-cell>
          <table:table-cell office:value-type="string" calcext:value-type="string">
            <text:p>0402WGJ0512TCE</text:p>
          </table:table-cell>
          <table:table-cell office:value-type="string" calcext:value-type="string">
            <text:p>Резистор 0402 5.1кОм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formula="of:=([.E21] - [.B1]*[.D21])" office:value-type="float" office:value="156" calcext:value-type="float">
            <text:p>1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0402WGJ0510TCE</text:p>
          </table:table-cell>
          <table:table-cell office:value-type="string" calcext:value-type="string">
            <text:p>Резистор 0402 51Ом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E22] - [.B1]*[.D22])"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Резистор 0402 1кОм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formula="of:=([.E23] - [.B1]*[.D23])" office:value-type="float" office:value="49" calcext:value-type="float">
            <text:p>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N1, RN5, RN6, RN7</text:p>
          </table:table-cell>
          <table:table-cell office:value-type="string" calcext:value-type="string">
            <text:p>4D03WGJ0471T5E</text:p>
          </table:table-cell>
          <table:table-cell office:value-type="string" calcext:value-type="string">
            <text:p>Резисторная сборка 4x0603 470Ом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formula="of:=([.E24] - [.B1]*[.D24])" office:value-type="float" office:value="58" calcext:value-type="float">
            <text:p>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N2, RN3, RN4</text:p>
          </table:table-cell>
          <table:table-cell office:value-type="string" calcext:value-type="string">
            <text:p>4D03WGJ0103T5E</text:p>
          </table:table-cell>
          <table:table-cell office:value-type="string" calcext:value-type="string">
            <text:p>Резисторная сборка 4x0603 10кОм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([.E25] - [.B1]*[.D25]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N8</text:p>
          </table:table-cell>
          <table:table-cell office:value-type="string" calcext:value-type="string">
            <text:p>4D03WGJ0101T5E</text:p>
          </table:table-cell>
          <table:table-cell office:value-type="string" calcext:value-type="string">
            <text:p>Резисторная сборка 4x0603 100Ом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E26] - [.B1]*[.D26])"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N9, RN10</text:p>
          </table:table-cell>
          <table:table-cell office:value-type="string" calcext:value-type="string">
            <text:p>4D03WGJ0224T5E</text:p>
          </table:table-cell>
          <table:table-cell office:value-type="string" calcext:value-type="string">
            <text:p>Резисторная сборка 4x0603 220кОм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table:formula="of:=([.E27] - [.B1]*[.D27])" office:value-type="float" office:value="101" calcext:value-type="float">
            <text:p>1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X322512MSB4SI</text:p>
          </table:table-cell>
          <table:table-cell office:value-type="string" calcext:value-type="string">
            <text:p>Кварцевый резонатор 3225 12МГц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([.E28] - [.B1]*[.D28])"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C2337</text:p>
          </table:table-cell>
          <table:table-cell office:value-type="string" calcext:value-type="string">
            <text:p>Гребёнка, шаг 2.54 мм, 40 контактов (для J2 и j3)</text:p>
          </table:table-cell>
          <table:table-cell table:number-columns-repeated="61"/>
        </table:table-row>
        <table:table-row table:style-name="ro1">
          <table:table-cell table:style-name="ce11" office:value-type="string" calcext:value-type="string" table:number-columns-spanned="7" table:number-rows-spanned="1">
            <text:p>Частично в наличии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office:value-type="string" calcext:value-type="string">
            <text:p>D2, D3</text:p>
          </table:table-cell>
          <table:table-cell office:value-type="string" calcext:value-type="string">
            <text:p>MBR0530</text:p>
          </table:table-cell>
          <table:table-cell office:value-type="string" calcext:value-type="string">
            <text:p>Диод Шоттки SOD-123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formula="of:=([.E31] - [.B1]*[.D31])" office:value-type="float" office:value="-17" calcext:value-type="float">
            <text:p>-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DUM4160BRWZ</text:p>
          </table:table-cell>
          <table:table-cell office:value-type="string" calcext:value-type="string">
            <text:p>Изолятор USB2.0 F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E32] - [.B1]*[.D32])" office:value-type="float" office:value="-46" calcext:value-type="float">
            <text:p>-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B0505S-1W</text:p>
          </table:table-cell>
          <table:table-cell office:value-type="string" calcext:value-type="string">
            <text:p>Изолированный DC-DC 5В 1Вт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[.E33] - [.B1]*[.D33])" office:value-type="float" office:value="-44" calcext:value-type="float">
            <text:p>-44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 table:number-columns-spanned="7" table:number-rows-spanned="1">
            <text:p>Вообще нет в наличии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K112M33TR</text:p>
          </table:table-cell>
          <table:table-cell office:value-type="string" calcext:value-type="string">
            <text:p>LDO SOT-23-5 3.3В 150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35] - [.B1]*[.D35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MCP6002-I/MS</text:p>
          </table:table-cell>
          <table:table-cell office:value-type="string" calcext:value-type="string">
            <text:p>Rail-to-Rail ОУ VSSOP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36] - [.B1]*[.D36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6, U7, U8, U9, U10, U11</text:p>
          </table:table-cell>
          <table:table-cell office:value-type="string" calcext:value-type="string">
            <text:p>SN74LVC2T45DCUR</text:p>
          </table:table-cell>
          <table:table-cell office:value-type="string" calcext:value-type="string">
            <text:p>Буфер 1.2В-5.5В VSSOP-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E37] - [.B1]*[.D37])" office:value-type="float" office:value="-288" calcext:value-type="float">
            <text:p>-28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STM32F205RCT6</text:p>
          </table:table-cell>
          <table:table-cell office:value-type="string" calcext:value-type="string">
            <text:p>Микроконтроллер Cortex-M3 LQFP-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38] - [.B1]*[.D38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ESD-защита USB SOT-23-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39] - [.B1]*[.D39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 table:style-name="ce11" office:value-type="string" calcext:value-type="string" table:number-columns-spanned="6" table:number-rows-spanned="1">
            <text:p>Переходник</text:p>
          </table:table-cell>
          <table:covered-table-cell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LCSC: A2541HWR-2x5P (без ключа) </text:p>
          </table:table-cell>
          <table:table-cell office:value-type="string" calcext:value-type="string">
            <text:p>IDC-10 Female Right A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41] - [.B1]*[.D41])" office:value-type="float" office:value="-48" calcext:value-type="float">
            <text:p>-48</text:p>
          </table:table-cell>
          <table:table-cell table:number-columns-repeated="58"/>
        </table:table-row>
        <table:table-row table:style-name="ro3">
          <table:table-cell/>
          <table:table-cell table:style-name="ce4" office:value-type="string" calcext:value-type="string">
            <text:p>Аналог: SFH11-PBPC-D05-RA-BK (с ключом)</text:p>
            <text:p/>
          </table:table-cell>
          <table:table-cell office:value-type="string" calcext:value-type="string">
            <text:p>IDC-10 Female Right Angle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J2</text:p>
          </table:table-cell>
          <table:table-cell table:style-name="ce4" office:value-type="string" calcext:value-type="string">
            <text:p>20021121-00010C4LF</text:p>
          </table:table-cell>
          <table:table-cell office:value-type="string" calcext:value-type="string">
            <text:p>Штыревой разъём, шаг 1.27 мм, 2 ряда x 5 контактов, S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43] - [.B1]*[.D43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65114</text:p>
          </table:table-cell>
          <table:table-cell office:value-type="string" calcext:value-type="string">
            <text:p>Штыревой разъём, шаг 2.54мм, 2 ряда x 3 контакт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44] - [.B1]*[.D44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3405 (BH-20)</text:p>
          </table:table-cell>
          <table:table-cell office:value-type="string" calcext:value-type="string">
            <text:p>Штыревой разъём, шаг 2.54 мм, 2 ряда x 10 контактов, с ключом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45] - [.B1]*[.D45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0021121-00020C4LF</text:p>
          </table:table-cell>
          <table:table-cell office:value-type="string" calcext:value-type="string">
            <text:p>Штыревой разъём, шаг 1.27 мм, 2 ряда x 10 контактов, S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46] - [.B1]*[.D46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91552 (PLS-4R)</text:p>
          </table:table-cell>
          <table:table-cell office:value-type="string" calcext:value-type="string">
            <text:p>Угловая гребёнка, шаг 2.54 мм, 4 контакт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47] - [.B1]*[.D47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WF-6R (S6B-XH-A)</text:p>
          </table:table-cell>
          <table:table-cell office:value-type="string" calcext:value-type="string">
            <text:p>Разъём, шаг 2.5 мм, плата - провод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48] - [.B1]*[.D48])" office:value-type="float" office:value="-48" calcext:value-type="float">
            <text:p>-48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MTFC16-10YW (IDC-10F)</text:p>
          </table:table-cell>
          <table:table-cell office:value-type="string" calcext:value-type="string">
            <text:p>Розетка на кабель, шаг 2.54 мм, 2 ряда x 5 контактов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E49] - [.B1]*[.D49])" office:value-type="float" office:value="-96" calcext:value-type="float">
            <text:p>-96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Шлейф плоский, шаг 2.54 мм, 10 контактов, 10 сантиметров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([.E50] - [.B1]*[.D50])" office:value-type="float" office:value="-4.8" calcext:value-type="float">
            <text:p>-4,8</text:p>
          </table:table-cell>
          <table:table-cell table:number-columns-repeated="58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ttb" style:first-page-number="continue" loext:scale-to-X="1" loext:scale-to-Y="1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.00.0000</text:date>, <text:time style:data-style-name="N2" text:time-value="00:48:36.80708448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17-01-01T14:30:12Z</meta:creation-date>
    <dc:date>2020-07-19T00:52:32.977970748</dc:date>
    <meta:print-date>2020-07-18T19:30:22Z</meta:print-date>
    <meta:editing-cycles>2</meta:editing-cycles>
    <meta:editing-duration>PT2M3S</meta:editing-duration>
    <meta:document-statistic meta:table-count="1" meta:cell-count="268" meta:object-count="0"/>
  </office:meta>
</office:document-meta>
</file>